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mry_KacstQurn" svg:font-family="mry_KacstQu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0fea" officeooo:paragraph-rsid="001a6328"/>
    </style:style>
    <style:style style:name="P2" style:family="paragraph" style:parent-style-name="Standard">
      <style:text-properties style:font-name="Arial" officeooo:rsid="00160fea" officeooo:paragraph-rsid="0025a2bc"/>
    </style:style>
    <style:style style:name="P3" style:family="paragraph" style:parent-style-name="Standard">
      <style:text-properties style:font-name="Arial" officeooo:rsid="00237663" officeooo:paragraph-rsid="00237663"/>
    </style:style>
    <style:style style:name="P4" style:family="paragraph" style:parent-style-name="Standard">
      <style:text-properties style:font-name="Arial" officeooo:rsid="001a6328" officeooo:paragraph-rsid="0023e6a0"/>
    </style:style>
    <style:style style:name="P5" style:family="paragraph" style:parent-style-name="Standard">
      <style:text-properties style:font-name="Arial" officeooo:rsid="0025a2bc" officeooo:paragraph-rsid="0025a2bc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25a2bc" officeooo:paragraph-rsid="0025a2bc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officeooo:rsid="0025a2bc" officeooo:paragraph-rsid="0025a2bc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25a2bc" officeooo:paragraph-rsid="0025a2bc" style:font-size-asian="12pt" style:font-size-complex="12pt"/>
    </style:style>
    <style:style style:name="P9" style:family="paragraph" style:parent-style-name="Text_20_body">
      <style:text-properties style:font-name="Arial" fo:font-size="8pt" officeooo:rsid="00237663" officeooo:paragraph-rsid="00237663" style:font-size-asian="8pt" style:font-size-complex="8pt"/>
    </style:style>
    <style:style style:name="P10" style:family="paragraph" style:parent-style-name="Heading_20_1">
      <style:paragraph-properties fo:text-align="start" style:justify-single-word="false"/>
      <style:text-properties officeooo:paragraph-rsid="00160fea"/>
    </style:style>
    <style:style style:name="P11" style:family="paragraph" style:parent-style-name="Header">
      <style:paragraph-properties fo:text-align="start" style:justify-single-word="false"/>
      <style:text-properties officeooo:rsid="001a6328" officeooo:paragraph-rsid="001a6328"/>
    </style:style>
    <style:style style:name="P12" style:family="paragraph" style:parent-style-name="Heading_20_2">
      <style:text-properties style:font-name="Arial" officeooo:paragraph-rsid="00237663"/>
    </style:style>
    <style:style style:name="P13" style:family="paragraph" style:parent-style-name="Heading_20_2">
      <style:text-properties style:font-name="Arial" fo:font-size="12pt" fo:font-weight="normal" officeooo:paragraph-rsid="00237663" style:font-size-asian="12pt" style:font-weight-asian="normal" style:font-size-complex="12pt" style:font-weight-complex="normal"/>
    </style:style>
    <style:style style:name="P14" style:family="paragraph" style:parent-style-name="Footer">
      <style:text-properties officeooo:rsid="001a6328" officeooo:paragraph-rsid="001a6328"/>
    </style:style>
    <style:style style:name="T1" style:family="text">
      <style:text-properties officeooo:rsid="00176636"/>
    </style:style>
    <style:style style:name="T2" style:family="text">
      <style:text-properties fo:font-size="26pt" officeooo:rsid="00160fea" style:font-size-asian="26pt" style:font-size-complex="26pt"/>
    </style:style>
    <style:style style:name="T3" style:family="text">
      <style:text-properties fo:font-size="26pt" officeooo:rsid="001fb4d5" style:font-size-asian="26pt" style:font-size-complex="26pt"/>
    </style:style>
    <style:style style:name="T4" style:family="text">
      <style:text-properties officeooo:rsid="00237663"/>
    </style:style>
    <style:style style:name="T5" style:family="text">
      <style:text-properties style:font-name="Arial"/>
    </style:style>
    <style:style style:name="T6" style:family="text">
      <style:text-properties style:font-name="mry_KacstQurn" fo:font-size="26pt" officeooo:rsid="001fb4d5" style:font-size-asian="26pt" style:font-size-complex="26pt"/>
    </style:style>
    <style:style style:name="T7" style:family="text">
      <style:text-properties style:font-name="mry_KacstQurn" fo:font-size="26pt" officeooo:rsid="00160fea" style:font-size-asian="26pt" style:font-size-complex="26pt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6"/></text:h>
      <text:h text:style-name="P10" text:outline-level="1"><text:span text:style-name="T6"/></text:h>
      <text:h text:style-name="P10" text:outline-level="1"><text:span text:style-name="T6"/></text:h>
      <text:h text:style-name="P10" text:outline-level="1"><text:span text:style-name="T6">H</text:span><text:span text:style-name="T7">Y-controlboard</text:span></text:h>
      <text:p text:style-name="P7"/>
      <text:p text:style-name="P8"/>
      <text:p text:style-name="P8"/>
      <text:p text:style-name="P8">Generic purpose control board for measurements and control</text:p>
      <text:p text:style-name="P2"/>
      <text:p text:style-name="P2"/>
      <text:p text:style-name="P2">Version 2.3 <text:span text:style-name="T1">S</text:span>chematics</text:p>
      <text:p text:style-name="P2"/>
      <text:p text:style-name="P5"/>
      <text:h text:style-name="P12" text:outline-level="2"/>
      <text:h text:style-name="P12" text:outline-level="2"/>
      <text:h text:style-name="P13" text:outline-level="2">Known iss<text:span text:style-name="T4">u</text:span>es, <text:span text:style-name="T4">date: 2018-10-04:</text:span></text:h>
      <text:p text:style-name="P3"><text:span text:style-name="T5"/></text:p>
      <text:p text:style-name="P9">-Pull down &amp; down resistors need to be added for rs485/422 . (eg. 750ohm)</text:p>
      <text:p text:style-name="P9">-R39, R44 removed. Caused unwanted echoing in serial.</text:p>
      <text:p text:style-name="P9">-10K pull-up needed for serial1 RTS. Connect between J43 and 12V. (RS485 transmit need to be non-active when serial1 cable disconnected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mry_KacstQurn" svg:font-family="mry_KacstQu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a6328" officeooo:paragraph-rsid="001a6328"/>
    </style:style>
    <style:style style:name="MP2" style:family="paragraph" style:parent-style-name="Footer">
      <style:text-properties officeooo:rsid="001a6328" officeooo:paragraph-rsid="001a6328"/>
    </style:style>
    <style:style style:name="MP3" style:family="paragraph" style:parent-style-name="Standard">
      <style:paragraph-properties fo:text-align="start" style:justify-single-word="false"/>
      <style:text-properties style:font-name="Arial" fo:font-size="10pt" officeooo:rsid="0025a2bc" officeooo:paragraph-rsid="0025a2bc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>HY controlboard - Generic purpose control board for measurements and control</text:p>
        <text:p text:style-name="MP3">Copyright (c) 2018 Frans Korhonen</text:p>
        <text:p text:style-name="MP3"/>
        <text:p text:style-name="MP3">HY controlboard was originally developed at Institute for Atmospheric and Earth System Research / Physics, Faculty of Science, University of Helsinki, Finland</text:p>
        <text:p text:style-name="MP3"/>
        <text:p text:style-name="MP3">Assistance, experience, and feedback from following persons have been critical in the original work: Erkki Siivola, Lauri Ahonen, <text:s/>Juha Kangasluoma, Pasi Aalto, Markku Kulmala and Tuukka Petäjä.</text:p>
        <text:p text:style-name="MP3"/>
        <text:p text:style-name="MP3">This work is licensed under the Creative Commons Attribution-ShareAlike 4.0 International License.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9:50:04.334768323</meta:creation-date>
    <dc:date>2018-10-04T20:44:15.945789332</dc:date>
    <meta:editing-duration>PT43M56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36" meta:character-count="949" meta:non-whitespace-character-count="823"/>
  </office:meta>
</office:document-meta>
</file>